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Times New Roman1" fo:font-size="15.75pt" fo:font-style="normal" style:text-underline-style="none" fo:font-weight="bold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1" fo:font-size="14.2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00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Times New Roman1" fo:font-size="14.25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imes New Roman1" fo:font-size="14.25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1" fo:font-size="14.25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480637e-dd43-7153-b3d4-e0ec78d82f93"/>Technologies dans le stade</text:p>
      <text:p text:style-name="Text_20_body"/>
      <text:p text:style-name="P6"><text:span text:style-name="T2">-Les 2 vannes :</text:span><text:span text:style-name="T5"> </text:span><text:span text:style-name="T3">omniflots :</text:span><text:span text:style-name="T5"> </text:span><text:span text:style-name="T2">cette vanne de 7 mètres de large permet d'alimenter la rivière artificielle.</text:span></text:p>
      <text:p text:style-name="P7"><text:span text:style-name="T5"> <text:tab/><text:tab/> <text:s text:c="2"/>   </text:span><text:span text:style-name="T3">stockVide :</text:span><text:span text:style-name="T6"> </text:span><text:span text:style-name="T4">cette vanne de 20 mètres de large permet le remplissage rapide de la réserve lorsque la marée est montante.</text:span></text:p>
      <text:p text:style-name="Text_20_body"/>
      <text:p text:style-name="P5">-Obstacles artificiels : ces obstacles mobiles sont posés manuellement.</text:p>
      <text:p text:style-name="Text_20_body"/>
      <text:p text:style-name="P5">-Micro ordinateur industriel : Composé d'une carte VME Motorola LX162 et des modules entrées sorties Industry Pack.</text:p>
      <text:p text:style-name="Text_20_body"/>
      <text:p text:style-name="P5">-Un terminal X : Il est dédié à l'interface Homme/machine, il possède un serveur Xwindow et deux clients locaux (Telnet+ et navigateur web).</text:p>
      <text:p text:style-name="Text_20_body"/>
      <text:p text:style-name="P5">-La carte LX162 se compose : un noyau temps réel NTR++, une agence réseau TCP/IP et un serveur web embarqué.</text:p>
      <text:p text:style-name="Text_20_body"/>
      <text:p text:style-name="P5">-un capteur radar de mesure de niveau d'eau CS476 : il permet de savoir quel niveau d'eau est présent dans la réserve. Comme les dimensions du bassin sont fixes et connues, nous pouvons déduire grâce à la profondeur de l'eau la quantité présente dans celui-ci.</text:p>
      <text:p text:style-name="Text_20_body"/>
      <text:p text:style-name="P5">-Une connexion internet : celle-ci permettra de connaitre les coefficients des marées, de récupérer les inscriptions…</text:p>
      <text:p text:style-name="Text_20_body"/>
      <text:p text:style-name="P5">-un débimètre pour mesurer le débit d’eau dans la rivière artificielle.</text:p>
      <text:p text:style-name="P4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lt Labroue</meta:initial-creator>
    <meta:creation-date>2014-01-29T09:19:10.67</meta:creation-date>
    <dc:date>2014-01-29T10:10:45.65</dc:date>
    <dc:creator>Thibault Labroue</dc:creator>
    <meta:editing-duration>PT51M31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84" meta:character-count="1143"/>
  </office:meta>
</office:document-meta>
</file>